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Light" svg:font-family="'DejaVu Sans Light'" style:font-family-generic="swiss"/>
    <style:font-face style:name="DejaVu Serif" svg:font-family="'DejaVu Serif'" style:font-family-generic="roman"/>
    <style:font-face style:name="DejaVu Serif Condensed" svg:font-family="'DejaVu Serif Condensed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t1" text:anchor-type="as-char" svg:y="-0.707cm" svg:width="14.166cm" svg:height="1.16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Light" svg:font-family="'DejaVu Sans Light'" style:font-family-generic="swiss"/>
    <style:font-face style:name="DejaVu Serif" svg:font-family="'DejaVu Serif'" style:font-family-generic="roman"/>
    <style:font-face style:name="DejaVu Serif Condensed" svg:font-family="'DejaVu Serif Condensed'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erif Condensed" fo:font-family="'DejaVu Serif Condensed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 Light" fo:font-family="'DejaVu Sans Light'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9:19:41.557418633</meta:creation-date>
    <dc:date>2023-10-16T09:25:11.752070187</dc:date>
    <meta:editing-duration>PT5M31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i mathvariant="italic">Species</mi>
      <mrow>
        <mi mathvariant="italic">accuracy</mi>
        <mo stretchy="false">=</mo>
        <mi>cos</mi>
      </mrow>
      <mrow>
        <mrow>
          <mo fence="true" form="prefix" stretchy="false">(</mo>
          <mrow>
            <mrow>
              <mover accent="true">
                <mrow>
                  <mi mathvariant="italic">Real</mi>
                  <mi mathvariant="italic">data</mi>
                </mrow>
                <mo stretchy="true">⃗</mo>
              </mover>
              <mi>,</mi>
              <mover accent="true">
                <mrow>
                  <mi mathvariant="italic">Model</mi>
                  <mi mathvariant="italic">data</mi>
                </mrow>
                <mo stretchy="true">⃗</mo>
              </mover>
            </mrow>
          </mrow>
          <mo fence="true" form="postfix" stretchy="false">)</mo>
        </mrow>
        <mo stretchy="false">×</mo>
        <mrow>
          <mo fence="true" form="prefix" stretchy="false">(</mo>
          <mrow>
            <mrow>
              <mn>1</mn>
              <mo stretchy="false">−</mo>
              <mfrac>
                <mrow>
                  <mo fence="true" form="prefix" stretchy="false">|</mo>
                  <mrow>
                    <mrow>
                      <mrow>
                        <mo fence="true" form="prefix" stretchy="false">‖</mo>
                        <mrow>
                          <mover accent="true">
                            <mrow>
                              <mi mathvariant="italic">Model</mi>
                              <mi mathvariant="italic">data</mi>
                            </mrow>
                            <mo stretchy="true">⃗</mo>
                          </mover>
                        </mrow>
                        <mo fence="true" form="postfix" stretchy="false">‖</mo>
                      </mrow>
                      <mo stretchy="false">−</mo>
                      <mrow>
                        <mo fence="true" form="prefix" stretchy="false">‖</mo>
                        <mrow>
                          <mover accent="true">
                            <mrow>
                              <mi mathvariant="italic">Real</mi>
                              <mi mathvariant="italic">data</mi>
                            </mrow>
                            <mo stretchy="true">⃗</mo>
                          </mover>
                        </mrow>
                        <mo fence="true" form="postfix" stretchy="false">‖</mo>
                      </mrow>
                    </mrow>
                  </mrow>
                  <mo fence="true" form="postfix" stretchy="false">|</mo>
                </mrow>
                <mrow>
                  <mrow>
                    <mo fence="true" form="prefix" stretchy="false">‖</mo>
                    <mrow>
                      <mover accent="true">
                        <mrow>
                          <mi mathvariant="italic">Model</mi>
                          <mi mathvariant="italic">data</mi>
                        </mrow>
                        <mo stretchy="true">⃗</mo>
                      </mover>
                    </mrow>
                    <mo fence="true" form="postfix" stretchy="false">‖</mo>
                  </mrow>
                  <mo stretchy="false">+</mo>
                  <mrow>
                    <mo fence="true" form="prefix" stretchy="false">‖</mo>
                    <mrow>
                      <mover accent="true">
                        <mrow>
                          <mi mathvariant="italic">Real</mi>
                          <mi mathvariant="italic">data</mi>
                        </mrow>
                        <mo stretchy="true">⃗</mo>
                      </mover>
                    </mrow>
                    <mo fence="true" form="postfix" stretchy="false">‖</mo>
                  </mrow>
                </mrow>
              </mfrac>
            </mrow>
          </mrow>
          <mo fence="true" form="postfix" stretchy="false">)</mo>
        </mrow>
      </mrow>
    </mrow>
    <annotation encoding="StarMath 5.0">Species accuracy =  cos( widevec {Real data}, widevec {Model data}) times ( 1 - { lline ldline widevec {Model data} rdline - ldline widevec {Real data} rdline  rline } over {ldline widevec {Model data} rdline + ldline widevec {Real data} rdline}  )</annotation>
  </semantics>
</math>
</file>